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weight="bold" officeooo:rsid="0006a390" officeooo:paragraph-rsid="0006a390" style:font-weight-asian="bold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weight="bold" officeooo:rsid="000987e1" officeooo:paragraph-rsid="000987e1" style:font-weight-asian="bold" style:font-weight-complex="bold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0794f0" officeooo:paragraph-rsid="00252945"/>
    </style:style>
    <style:style style:name="P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0794f0" officeooo:paragraph-rsid="000794f0"/>
    </style:style>
    <style:style style:name="P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0987e1" officeooo:paragraph-rsid="000b69ca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6pt" fo:font-weight="bold" officeooo:rsid="0006a390" officeooo:paragraph-rsid="0006a390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278ebf" officeooo:paragraph-rsid="00278ebf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0b69ca" officeooo:paragraph-rsid="000b69ca" style:font-weight-asian="bold" style:font-weight-complex="bold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0b69ca" officeooo:paragraph-rsid="00278ebf" style:font-weight-asian="bold" style:font-weight-complex="bold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0987e1" officeooo:paragraph-rsid="000987e1" style:font-weight-asian="bold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101e01" officeooo:paragraph-rsid="00101e01" style:font-weight-asian="bold" style:font-weight-complex="bold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2e8a65" officeooo:paragraph-rsid="002e8a65" style:font-weight-asian="bold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0987e1" officeooo:paragraph-rsid="000987e1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1248cf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101e01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13d177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170071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1aea1b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1dc4e6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1f9a11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2092ba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213859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2e8a65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0b69ca" officeooo:paragraph-rsid="00278ebf" style:font-weight-asian="normal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0b69ca" officeooo:paragraph-rsid="00295be9" style:font-weight-asian="normal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0b69ca" officeooo:paragraph-rsid="002a0a24" style:font-weight-asian="normal" style:font-weight-complex="normal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0b69ca" officeooo:paragraph-rsid="002b3071" style:font-weight-asian="normal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0b69ca" officeooo:paragraph-rsid="002ec2e5" style:font-weight-asian="normal" style:font-weight-complex="normal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19584" officeooo:paragraph-rsid="00249003" style:font-weight-asian="normal" style:font-weight-complex="normal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19584" officeooo:paragraph-rsid="00219584" style:font-weight-asian="normal" style:font-weight-complex="normal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95be9" officeooo:paragraph-rsid="002a0a24" style:font-weight-asian="normal" style:font-weight-complex="normal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95be9" officeooo:paragraph-rsid="002d7d76" style:font-weight-asian="normal" style:font-weight-complex="normal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95be9" officeooo:paragraph-rsid="002ec2e5" style:font-weight-asian="normal" style:font-weight-complex="normal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101e01" officeooo:paragraph-rsid="002e8a65" style:font-weight-asian="normal" style:font-weight-complex="normal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101e01" officeooo:paragraph-rsid="00316d73" style:font-weight-asian="normal" style:font-weight-complex="normal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e8a65" officeooo:paragraph-rsid="002e8a65" style:font-weight-asian="normal" style:font-weight-complex="normal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e8a65" officeooo:paragraph-rsid="00329fff" style:font-weight-asian="normal" style:font-weight-complex="normal"/>
    </style:style>
    <style:style style:name="P3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e8a65" officeooo:paragraph-rsid="0033fece" style:font-weight-asian="normal" style:font-weight-complex="normal"/>
    </style:style>
    <style:style style:name="P3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33fece" officeooo:paragraph-rsid="0033fece" style:font-weight-asian="normal" style:font-weight-complex="normal"/>
    </style:style>
    <style:style style:name="P4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31e16" officeooo:paragraph-rsid="00231e16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19584" officeooo:paragraph-rsid="00219584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a10f6"/>
    </style:style>
    <style:style style:name="P43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font-weight="bold" officeooo:rsid="00101e01" officeooo:paragraph-rsid="00101e01" style:font-weight-asian="bold" style:font-weight-complex="bold"/>
    </style:style>
    <style:style style:name="P44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font-weight="bold" officeooo:rsid="000b69ca" officeooo:paragraph-rsid="000b69ca" style:font-weight-asian="bold" style:font-weight-complex="bold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font-weight="bold" officeooo:rsid="000b69ca" officeooo:paragraph-rsid="00278ebf" style:font-weight-asian="bold" style:font-weight-complex="bold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248cf" officeooo:paragraph-rsid="001248cf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aea1b" officeooo:paragraph-rsid="001aea1b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19584" officeooo:paragraph-rsid="00219584" style:font-weight-asian="normal" style:font-weight-complex="normal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19584" officeooo:paragraph-rsid="00249003" style:font-weight-asian="normal" style:font-weight-complex="normal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a0a24" officeooo:paragraph-rsid="002e8a65" style:font-weight-asian="normal" style:font-weight-complex="normal"/>
    </style:style>
    <style:style style:name="P5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a0a24" officeooo:paragraph-rsid="002ec2e5" style:font-weight-asian="normal" style:font-weight-complex="normal"/>
    </style:style>
    <style:style style:name="P5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a0a24" officeooo:paragraph-rsid="002d7d76" style:font-weight-asian="normal" style:font-weight-complex="normal"/>
    </style:style>
    <style:style style:name="P5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a0a24" officeooo:paragraph-rsid="002a0a24" style:font-weight-asian="normal" style:font-weight-complex="normal"/>
    </style:style>
    <style:style style:name="P5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a0a24" officeooo:paragraph-rsid="002a10f6" style:font-weight-asian="normal" style:font-weight-complex="normal"/>
    </style:style>
    <style:style style:name="P5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95be9" officeooo:paragraph-rsid="00295be9" style:font-weight-asian="normal" style:font-weight-complex="normal"/>
    </style:style>
    <style:style style:name="P5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0b69ca" officeooo:paragraph-rsid="002a10f6" style:font-weight-asian="normal" style:font-weight-complex="normal"/>
    </style:style>
    <style:style style:name="P5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d7d76" officeooo:paragraph-rsid="002ec2e5" style:font-weight-asian="normal" style:font-weight-complex="normal"/>
    </style:style>
    <style:style style:name="P5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b3071" officeooo:paragraph-rsid="002b3071" style:font-weight-asian="normal" style:font-weight-complex="normal"/>
    </style:style>
    <style:style style:name="P5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101e01" officeooo:paragraph-rsid="0033fece" style:font-weight-asian="normal" style:font-weight-complex="normal"/>
    </style:style>
    <style:style style:name="P6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101e01" officeooo:paragraph-rsid="00308628" style:font-weight-asian="normal" style:font-weight-complex="normal"/>
    </style:style>
    <style:style style:name="P6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e8a65" officeooo:paragraph-rsid="0049d51e" style:font-weight-asian="normal" style:font-weight-complex="normal"/>
    </style:style>
    <style:style style:name="P6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e8a65" officeooo:paragraph-rsid="004af595" style:font-weight-asian="normal" style:font-weight-complex="normal"/>
    </style:style>
    <style:style style:name="P6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e8a65" officeooo:paragraph-rsid="004bfb23" style:font-weight-asian="normal" style:font-weight-complex="normal"/>
    </style:style>
    <style:style style:name="P6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e8a65" officeooo:paragraph-rsid="004d4870" style:font-weight-asian="normal" style:font-weight-complex="normal"/>
    </style:style>
    <style:style style:name="P6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42394c" officeooo:paragraph-rsid="0049d51e" style:font-weight-asian="normal" style:font-weight-complex="normal"/>
    </style:style>
    <style:style style:name="P6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42394c" officeooo:paragraph-rsid="004af595" style:font-weight-asian="normal" style:font-weight-complex="normal"/>
    </style:style>
    <style:style style:name="P6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42394c" officeooo:paragraph-rsid="004bfb23" style:font-weight-asian="normal" style:font-weight-complex="normal"/>
    </style:style>
    <style:style style:name="P6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33fece" officeooo:paragraph-rsid="004bfb23" style:font-weight-asian="normal" style:font-weight-complex="normal"/>
    </style:style>
    <style:style style:name="P6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33fece" officeooo:paragraph-rsid="004d4870" style:font-weight-asian="normal" style:font-weight-complex="normal"/>
    </style:style>
    <style:style style:name="P7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4dac37" officeooo:paragraph-rsid="004dac37" style:font-weight-asian="normal" style:font-weight-complex="normal"/>
    </style:style>
    <style:style style:name="P7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4edb94" officeooo:paragraph-rsid="004edb94" style:font-weight-asian="normal" style:font-weight-complex="normal"/>
    </style:style>
    <style:style style:name="P7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0987e1" officeooo:paragraph-rsid="000987e1"/>
    </style:style>
    <style:style style:name="P7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84285" officeooo:paragraph-rsid="00384285"/>
    </style:style>
    <style:style style:name="P7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2150d6"/>
    </style:style>
    <style:style style:name="P7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3a72d5"/>
    </style:style>
    <style:style style:name="P7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3a8c5f"/>
    </style:style>
    <style:style style:name="P7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4020f4"/>
    </style:style>
    <style:style style:name="P7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405e84"/>
    </style:style>
    <style:style style:name="P7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42394c"/>
    </style:style>
    <style:style style:name="P8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43f821"/>
    </style:style>
    <style:style style:name="P8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469d00"/>
    </style:style>
    <style:style style:name="P8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49d51e"/>
    </style:style>
    <style:style style:name="P8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4bfb23"/>
    </style:style>
    <style:style style:name="P8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a0427" officeooo:paragraph-rsid="003a0427"/>
    </style:style>
    <style:style style:name="P8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a0427" officeooo:paragraph-rsid="0043f821"/>
    </style:style>
    <style:style style:name="P8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a0427" officeooo:paragraph-rsid="00469d00"/>
    </style:style>
    <style:style style:name="P8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101e01" officeooo:paragraph-rsid="00101e01" style:font-weight-asian="bold" style:font-weight-complex="bold"/>
    </style:style>
    <style:style style:name="P8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2e8a65" officeooo:paragraph-rsid="0033fece" style:font-weight-asian="bold" style:font-weight-complex="bold"/>
    </style:style>
    <style:style style:name="P8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4e466a" officeooo:paragraph-rsid="004e466a" style:font-weight-asian="bold" style:font-weight-complex="bold"/>
    </style:style>
    <style:style style:name="P9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31e16" officeooo:paragraph-rsid="003a8c5f"/>
    </style:style>
    <style:style style:name="P9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31e16" officeooo:paragraph-rsid="00231e16"/>
    </style:style>
    <style:style style:name="P9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31e16" officeooo:paragraph-rsid="003f9787"/>
    </style:style>
    <style:style style:name="P9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020f4" officeooo:paragraph-rsid="004020f4"/>
    </style:style>
    <style:style style:name="P9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2394c" officeooo:paragraph-rsid="0042394c"/>
    </style:style>
    <style:style style:name="P9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2394c" officeooo:paragraph-rsid="0049d51e"/>
    </style:style>
    <style:style style:name="P9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2394c" officeooo:paragraph-rsid="004af595"/>
    </style:style>
    <style:style style:name="P9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2394c" officeooo:paragraph-rsid="004bfb23"/>
    </style:style>
    <style:style style:name="P9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6pt" fo:font-weight="bold" officeooo:rsid="0006a390" officeooo:paragraph-rsid="0006a390" style:font-size-asian="16pt" style:font-weight-asian="bold" style:font-size-complex="16pt" style:font-weight-complex="bold"/>
    </style:style>
    <style:style style:name="P9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6pt" fo:font-weight="bold" officeooo:rsid="004f61ae" officeooo:paragraph-rsid="004f61ae" style:font-size-asian="16pt" style:font-weight-asian="bold" style:font-size-complex="16pt" style:font-weight-complex="bold"/>
    </style:style>
    <style:style style:name="P10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weight="normal" officeooo:rsid="00480a1c" officeooo:paragraph-rsid="00480a1c" style:font-weight-asian="normal" style:font-weight-complex="normal"/>
    </style:style>
    <style:style style:name="T1" style:family="text">
      <style:text-properties officeooo:rsid="00089398"/>
    </style:style>
    <style:style style:name="T2" style:family="text">
      <style:text-properties officeooo:rsid="000ccd90"/>
    </style:style>
    <style:style style:name="T3" style:family="text">
      <style:text-properties officeooo:rsid="001248cf"/>
    </style:style>
    <style:style style:name="T4" style:family="text">
      <style:text-properties officeooo:rsid="0013d177"/>
    </style:style>
    <style:style style:name="T5" style:family="text">
      <style:text-properties officeooo:rsid="00146892"/>
    </style:style>
    <style:style style:name="T6" style:family="text">
      <style:text-properties officeooo:rsid="0015cb90"/>
    </style:style>
    <style:style style:name="T7" style:family="text">
      <style:text-properties officeooo:rsid="00170071"/>
    </style:style>
    <style:style style:name="T8" style:family="text">
      <style:text-properties officeooo:rsid="00173add"/>
    </style:style>
    <style:style style:name="T9" style:family="text">
      <style:text-properties officeooo:rsid="001aea1b"/>
    </style:style>
    <style:style style:name="T10" style:family="text">
      <style:text-properties officeooo:rsid="001c296d"/>
    </style:style>
    <style:style style:name="T11" style:family="text">
      <style:text-properties officeooo:rsid="001dc4e6"/>
    </style:style>
    <style:style style:name="T12" style:family="text">
      <style:text-properties officeooo:rsid="001f9a11"/>
    </style:style>
    <style:style style:name="T13" style:family="text">
      <style:text-properties officeooo:rsid="002092ba"/>
    </style:style>
    <style:style style:name="T14" style:family="text">
      <style:text-properties officeooo:rsid="00213859"/>
    </style:style>
    <style:style style:name="T15" style:family="text">
      <style:text-properties officeooo:rsid="002150d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49003" style:font-weight-asian="normal" style:font-weight-complex="normal"/>
    </style:style>
    <style:style style:name="T18" style:family="text">
      <style:text-properties fo:font-weight="normal" officeooo:rsid="000b69ca" style:font-weight-asian="normal" style:font-weight-complex="normal"/>
    </style:style>
    <style:style style:name="T19" style:family="text">
      <style:text-properties fo:font-weight="normal" officeooo:rsid="002a10f6" style:font-weight-asian="normal" style:font-weight-complex="normal"/>
    </style:style>
    <style:style style:name="T20" style:family="text">
      <style:text-properties fo:font-weight="normal" officeooo:rsid="002a0a24" style:font-weight-asian="normal" style:font-weight-complex="normal"/>
    </style:style>
    <style:style style:name="T21" style:family="text">
      <style:text-properties fo:font-weight="normal" officeooo:rsid="002b3071" style:font-weight-asian="normal" style:font-weight-complex="normal"/>
    </style:style>
    <style:style style:name="T22" style:family="text">
      <style:text-properties fo:font-weight="normal" officeooo:rsid="004edb94" style:font-weight-asian="normal" style:font-weight-complex="normal"/>
    </style:style>
    <style:style style:name="T23" style:family="text">
      <style:text-properties officeooo:rsid="00249003"/>
    </style:style>
    <style:style style:name="T24" style:family="text">
      <style:text-properties officeooo:rsid="00278ebf"/>
    </style:style>
    <style:style style:name="T25" style:family="text">
      <style:text-properties officeooo:rsid="00295be9"/>
    </style:style>
    <style:style style:name="T26" style:family="text">
      <style:text-properties officeooo:rsid="002a0a24"/>
    </style:style>
    <style:style style:name="T27" style:family="text">
      <style:text-properties officeooo:rsid="002d7d76"/>
    </style:style>
    <style:style style:name="T28" style:family="text">
      <style:text-properties officeooo:rsid="00308628"/>
    </style:style>
    <style:style style:name="T29" style:family="text">
      <style:text-properties officeooo:rsid="00316d73"/>
    </style:style>
    <style:style style:name="T30" style:family="text">
      <style:text-properties officeooo:rsid="0033fece"/>
    </style:style>
    <style:style style:name="T31" style:family="text">
      <style:text-properties officeooo:rsid="0034a312"/>
    </style:style>
    <style:style style:name="T32" style:family="text">
      <style:text-properties officeooo:rsid="0035535d"/>
    </style:style>
    <style:style style:name="T33" style:family="text">
      <style:text-properties officeooo:rsid="00398ca2"/>
    </style:style>
    <style:style style:name="T34" style:family="text">
      <style:text-properties officeooo:rsid="003a0427"/>
    </style:style>
    <style:style style:name="T35" style:family="text">
      <style:text-properties officeooo:rsid="003a72d5"/>
    </style:style>
    <style:style style:name="T36" style:family="text">
      <style:text-properties officeooo:rsid="003a8c5f"/>
    </style:style>
    <style:style style:name="T37" style:family="text">
      <style:text-properties officeooo:rsid="003c1be6"/>
    </style:style>
    <style:style style:name="T38" style:family="text">
      <style:text-properties officeooo:rsid="003e0e69"/>
    </style:style>
    <style:style style:name="T39" style:family="text">
      <style:text-properties officeooo:rsid="003f8367"/>
    </style:style>
    <style:style style:name="T40" style:family="text">
      <style:text-properties officeooo:rsid="003fb186"/>
    </style:style>
    <style:style style:name="T41" style:family="text">
      <style:text-properties officeooo:rsid="004020f4"/>
    </style:style>
    <style:style style:name="T42" style:family="text">
      <style:text-properties officeooo:rsid="00405e84"/>
    </style:style>
    <style:style style:name="T43" style:family="text">
      <style:text-properties officeooo:rsid="0042c3dc"/>
    </style:style>
    <style:style style:name="T44" style:family="text">
      <style:text-properties officeooo:rsid="0049d51e"/>
    </style:style>
    <style:style style:name="T45" style:family="text">
      <style:text-properties officeooo:rsid="004bfb23"/>
    </style:style>
    <style:style style:name="T46" style:family="text">
      <style:text-properties officeooo:rsid="004d4870"/>
    </style:style>
    <style:style style:name="T47" style:family="text">
      <style:text-properties officeooo:rsid="004f61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Макет SCPI API позиционеров RADIOLINE. <text:span text:style-name="T47">18</text:span>.11.2016</text:p>
      <text:p text:style-name="P99">Версия 2.</text:p>
      <text:p text:style-name="P6"/>
      <text:p text:style-name="P8">1. Общая информация.</text:p>
      <text:p text:style-name="P1"/>
      <text:p text:style-name="P3">Для управления изделием используется протокол SCPI std V1999.0 4.2.1, дополненный системой подписки на уведомления. <text:span text:style-name="T1">Рабочее название системы уведомлений – NCPI</text:span>. <text:span text:style-name="T2">Формат NCPI комманд подчиняется стандарту SCPI команд (</text:span>SCPI std V1999.0 4.2.1<text:span text:style-name="T2">).</text:span></text:p>
      <text:p text:style-name="P3"/>
      <text:p text:style-name="P7">Подробнее о системе NCPI в секции <text:span text:style-name="T18">NCPI </text:span><text:span text:style-name="T16">protocol reference.</text:span></text:p>
      <text:p text:style-name="P4"/>
      <text:p text:style-name="P13">Порт SCPI консоли 5025 (стандартный порт для SCPI-консолей).</text:p>
      <text:p text:style-name="P13"><text:span text:style-name="T2">П</text:span>орт NCPI консоли 5026.</text:p>
      <text:p text:style-name="P13"/>
      <text:p text:style-name="P73">При работе с библиотекой VISA поддерживается режим socket. Режим intstrumet не поддерживается <text:span text:style-name="T33">(на текущий момент)</text:span>.</text:p>
      <text:p text:style-name="P2"/>
      <text:p text:style-name="P8"/>
      <text:p text:style-name="P44">2. SCPI commands summary.</text:p>
      <text:p text:style-name="P10"/>
      <text:p text:style-name="P11">IEEE Mandated Commands (SCPI std V1999.0 4.1.1)</text:p>
      <text:p text:style-name="P14">*CLS </text:p>
      <text:p text:style-name="P14"><text:tab/>Очистка стека ошибок.</text:p>
      <text:p text:style-name="P14">*ESE </text:p>
      <text:p text:style-name="P14"><text:tab/>Игнорируется.</text:p>
      <text:p text:style-name="P14">*ESE?<text:tab/></text:p>
      <text:p text:style-name="P14"><text:span text:style-name="T3"><text:tab/>И</text:span>норируется. (возврат единицы)</text:p>
      <text:p text:style-name="P14">*ESR?</text:p>
      <text:p text:style-name="P14"><text:tab/>Игнорируется. (возврат единицы)</text:p>
      <text:p text:style-name="P14">*IDN?</text:p>
      <text:p text:style-name="P14"><text:tab/>Запрос идентификатор прибора. </text:p>
      <text:p text:style-name="P14">*OPC </text:p>
      <text:p text:style-name="P14"><text:tab/>Игнорируется</text:p>
      <text:p text:style-name="P14">*OPC?</text:p>
      <text:p text:style-name="P14"><text:tab/>Игнорируется. (возврат единицы)</text:p>
      <text:p text:style-name="P14">*RST </text:p>
      <text:p text:style-name="P46"><text:tab/>Предпологаемая функциональность: Остановка всех осей, сброс, по возможности, всех устройств, перезапуск компьютера.</text:p>
      <text:p text:style-name="P15">*SRE</text:p>
      <text:p text:style-name="P15"><text:tab/><text:span text:style-name="T4">Игнорируется</text:span></text:p>
      <text:p text:style-name="P16">*SRE?</text:p>
      <text:p text:style-name="P16"><text:tab/>Игнорируется. (возврат единицы)</text:p>
      <text:p text:style-name="P16">*STB?</text:p>
      <text:p text:style-name="P16"><text:tab/>Игнорируется. (возврат единицы)</text:p>
      <text:p text:style-name="P16">*WAI</text:p>
      <text:p text:style-name="P16"><text:tab/>Игнорируется.</text:p>
      <text:p text:style-name="P11"/>
      <text:p text:style-name="P11">Required SCPI commands (SCPI std V1999.0 4.2.1)</text:p>
      <text:p text:style-name="P15">SYSTem:ERRor[:NEXT]?</text:p>
      <text:p text:style-name="P15"><text:tab/><text:span text:style-name="T5">Возврат следующего сообщения об ошибке.</text:span></text:p>
      <text:p text:style-name="P15"/>
      <text:p text:style-name="P15">SYSTem:ERRor:COUNt?</text:p>
      <text:p text:style-name="P15"><text:tab/><text:span text:style-name="T5">Количество ошибок в стеке.</text:span></text:p>
      <text:p text:style-name="P15"/>
      <text:p text:style-name="P15">SYSTem:VERSion?</text:p>
      <text:p text:style-name="P15"><text:tab/><text:span text:style-name="T5">Версия SCPI протокола.</text:span></text:p>
      <text:p text:style-name="P15"/>
      <text:p text:style-name="P11">System’s API</text:p>
      <text:p text:style-name="P15">SYSTem:PRESet</text:p>
      <text:p text:style-name="P15"><text:tab/><text:span text:style-name="T5">Сброс всех устройств в состояние по умолчанию, сброс всех настроек.</text:span></text:p>
      <text:p text:style-name="P15"/>
      <text:p text:style-name="P15">SYSTem:IPADDR</text:p>
      <text:p text:style-name="P15"><text:tab/><text:span text:style-name="T5">Установка IP адреса изделия</text:span></text:p>
      <text:p text:style-name="P74"/>
      <text:p text:style-name="P74">SYSTem:<text:span text:style-name="T15">STATus?</text:span></text:p>
      <text:p text:style-name="P74"><text:tab/><text:span text:style-name="T15">Запрос статуса готовности устройства</text:span></text:p>
      <text:p text:style-name="P74"><text:tab/><text:span text:style-name="T34">Ответ:</text:span></text:p>
      <text:p text:style-name="P74"><text:tab/><text:span text:style-name="T34">0 – Система готова.</text:span></text:p>
      <text:p text:style-name="P84"><text:tab/>1 – Система не готова.</text:p>
      <text:p text:style-name="P15"/>
      <text:p text:style-name="P11"><text:soft-page-break/>Axis’s API</text:p>
      <text:p text:style-name="P15"><text:span text:style-name="T36">SYSTem</text:span>:<text:span text:style-name="T36">AXES</text:span>TOTal?</text:p>
      <text:p text:style-name="P15"><text:tab/><text:span text:style-name="T5">Количество осей в системе</text:span></text:p>
      <text:p text:style-name="P15"/>
      <text:p text:style-name="P15">AXIS#:PRESET</text:p>
      <text:p text:style-name="P15"><text:tab/><text:span text:style-name="T5">Возврат устройств оси к значениям по умолчанию.</text:span></text:p>
      <text:p text:style-name="P15"/>
      <text:p text:style-name="P15">AXIS#:SPEeed</text:p>
      <text:p text:style-name="P15"><text:tab/><text:span text:style-name="T5">Установка скорости в об/мин</text:span></text:p>
      <text:p text:style-name="P15"/>
      <text:p text:style-name="P15">AXIS#:SPEeed?</text:p>
      <text:p text:style-name="P15"><text:tab/><text:span text:style-name="T6">Запрос скорости в об/мин.</text:span></text:p>
      <text:p text:style-name="P15"/>
      <text:p text:style-name="P17">AXIS#:<text:span text:style-name="T7">U</text:span>SPEeed<text:tab/><text:span text:style-name="T35">(TODO)</text:span></text:p>
      <text:p text:style-name="P17"><text:tab/><text:span text:style-name="T5">Установка скорости в unit/мин</text:span></text:p>
      <text:p text:style-name="P17"/>
      <text:p text:style-name="P75">AXIS#:<text:span text:style-name="T7">U</text:span>SPEeed?<text:tab/><text:span text:style-name="T35">(TODO)</text:span></text:p>
      <text:p text:style-name="P17"><text:tab/><text:span text:style-name="T6">Запрос скорости в unit/мин.</text:span></text:p>
      <text:p text:style-name="P15"/>
      <text:p text:style-name="P15">AXIS#:ACCel</text:p>
      <text:p text:style-name="P15"><text:tab/><text:span text:style-name="T8">Установка</text:span> <text:span text:style-name="T8">зоны разгона и торможения для операций типа MOV и JOG. Задаётся в интервалах времени. Интервал времени выражен в микросекундах. Характер движения в зоне разгона – ускорение == const.</text:span></text:p>
      <text:p text:style-name="P15"/>
      <text:p text:style-name="P15">AXIS#:ACCel?</text:p>
      <text:p text:style-name="P15"><text:tab/><text:span text:style-name="T9">Запрос зоны разгона и торможения в миллисекундах.</text:span></text:p>
      <text:p text:style-name="P15"/>
      <text:p text:style-name="P15">AXIS#:GAIN</text:p>
      <text:p text:style-name="P18"><text:tab/><text:span text:style-name="T9">Запрос коэффициента приведения единиц unit к количеству импульсов энкодера (При использовании энкодера на выходном звене - <text:s/>единиц unit к количеству импульсов энкодера выходного звена). Формула</text:span></text:p>
      <text:p text:style-name="P47"><text:tab/>gain = U / [IMP], <text:s/></text:p>
      <text:p text:style-name="P47">где U – количество импульсов в единице unit, а [IMP] равен одному импульсу.</text:p>
      <text:p text:style-name="P15"/>
      <text:p text:style-name="P15">AXIS#:GAIN?</text:p>
      <text:p text:style-name="P18"><text:tab/><text:span text:style-name="T9">Возвращает <text:s/>коэффициент приведения единиц unit к количеству импульсов энкодера.</text:span></text:p>
      <text:p text:style-name="P15"/>
      <text:p text:style-name="P15">AXIS#:MOVe[:RELative]</text:p>
      <text:p text:style-name="P15"><text:tab/><text:span text:style-name="T10">Относительное перемещение (в импульсах энкодера).</text:span></text:p>
      <text:p text:style-name="P15"/>
      <text:p text:style-name="P19">AXIS#:MOVe:ABSolute<text:tab/><text:span text:style-name="T36">(Опциональный)</text:span></text:p>
      <text:p text:style-name="P19"><text:tab/><text:span text:style-name="T11">Абсолютное перемещение (в импульсах энкодера).</text:span></text:p>
      <text:p text:style-name="P19"/>
      <text:p text:style-name="P20">AXIS#:UMOVe[:RELative]</text:p>
      <text:p text:style-name="P20"><text:tab/><text:span text:style-name="T10">Относительное перемещение (в unit).</text:span></text:p>
      <text:p text:style-name="P20"/>
      <text:p text:style-name="P76">AXIS#:UMOVe:ABSolute<text:tab/><text:span text:style-name="T36">(Опциональный)</text:span></text:p>
      <text:p text:style-name="P20"><text:tab/><text:span text:style-name="T11">Абсолютное перемещение (в unit).</text:span></text:p>
      <text:p text:style-name="P15"/>
      <text:p text:style-name="P15">AXIS#:JOG</text:p>
      <text:p text:style-name="P15"><text:tab/><text:span text:style-name="T12">Движение с постоянной скоростью.</text:span></text:p>
      <text:p text:style-name="P15"/>
      <text:p text:style-name="P40"><text:soft-page-break/>AXIS#:<text:span text:style-name="T36">SETZERo</text:span></text:p>
      <text:p text:style-name="P40"><text:tab/>Сброс абсолютного положения в ноль.</text:p>
      <text:p text:style-name="P40"/>
      <text:p text:style-name="P90">AXIS#:<text:span text:style-name="T38">SET</text:span>REF<text:span text:style-name="T39">erence</text:span><text:tab/><text:tab/><text:span text:style-name="T36">(Опциональный)</text:span></text:p>
      <text:p text:style-name="P40"><text:tab/>Сброс абсолютного положения в заданное значение.</text:p>
      <text:p text:style-name="P92"/>
      <text:p text:style-name="P92">AXIS#:<text:span text:style-name="T38">SETU</text:span>REF<text:span text:style-name="T39">erence</text:span><text:tab/><text:tab/><text:span text:style-name="T36">(Опциональный)</text:span></text:p>
      <text:p text:style-name="P92"><text:tab/>Сброс абсолютного положения в заданное значение <text:span text:style-name="T40">(в юнитах)</text:span>.</text:p>
      <text:p text:style-name="P15"/>
      <text:p text:style-name="P15">AXIS#:STATus:IDN?</text:p>
      <text:p text:style-name="P15"><text:tab/><text:span text:style-name="T12">Запрос идентификатора оси.</text:span></text:p>
      <text:p text:style-name="P15"/>
      <text:p text:style-name="P15">AXIS#:STATus:POSition?</text:p>
      <text:p text:style-name="P20"><text:tab/><text:span text:style-name="T12">Запрос положения в (в импульсах энкодера).</text:span></text:p>
      <text:p text:style-name="P15"/>
      <text:p text:style-name="P20">AXIS#:STATus:UPOSition?</text:p>
      <text:p text:style-name="P20"><text:tab/><text:span text:style-name="T12">Запрос положения в (в unit).</text:span></text:p>
      <text:p text:style-name="P20"/>
      <text:p text:style-name="P15">AXIS#:STATus:LSWItch?</text:p>
      <text:p text:style-name="P15"><text:tab/><text:span text:style-name="T12">Запрос статуса концевых датчиков. </text:span></text:p>
      <text:p text:style-name="P77"><text:tab/><text:span text:style-name="T41">Ответ:<text:line-break/><text:tab/>0 – нет срабатывания,</text:span></text:p>
      <text:p text:style-name="P93"><text:tab/>1 - левый,</text:p>
      <text:p text:style-name="P93"><text:tab/>2 - правый,</text:p>
      <text:p text:style-name="P93"><text:tab/>10 – выдается при срабатывании обоих концевиков (вероятна ошибка).</text:p>
      <text:p text:style-name="P15"/>
      <text:p text:style-name="P15">AXIS#:STATus:O<text:span text:style-name="T12">P</text:span>code?</text:p>
      <text:p text:style-name="P78"><text:tab/><text:span text:style-name="T13">Запрос кода выполняемой операции.</text:span></text:p>
      <text:p text:style-name="P79"><text:tab/><text:span text:style-name="T42">Ответ:</text:span></text:p>
      <text:p text:style-name="P94"><text:tab/>0 – Нет операции,</text:p>
      <text:p text:style-name="P94"><text:tab/>1 - <text:s/>Задание на движение,</text:p>
      <text:p text:style-name="P94"><text:tab/>-1 – Готовность к выполнению задания на движение,</text:p>
      <text:p text:style-name="P94"><text:tab/>2 – <text:span text:style-name="T43">Режим сканирования</text:span>,</text:p>
      <text:p text:style-name="P94"><text:tab/><text:span text:style-name="T43">3 – Тестовый режим (coming soon)</text:span>,</text:p>
      <text:p text:style-name="P15"/>
      <text:p text:style-name="P21">AXIS#:STATus[:STATus]?</text:p>
      <text:p text:style-name="P80"><text:tab/><text:span text:style-name="T13">Запрос статуса готовности оси.</text:span></text:p>
      <text:p text:style-name="P80"><text:tab/><text:span text:style-name="T34">Ответ:</text:span></text:p>
      <text:p text:style-name="P80"><text:tab/><text:span text:style-name="T34">0 – Ось готова.</text:span></text:p>
      <text:p text:style-name="P85"><text:tab/>1 – Ось не готова.</text:p>
      <text:p text:style-name="P21"/>
      <text:p text:style-name="P22">AXIS#:STATus:DEVS?</text:p>
      <text:p text:style-name="P22"><text:tab/><text:span text:style-name="T13">Запрос кодов устройств, образующих ось.</text:span></text:p>
      <text:p text:style-name="P15"/>
      <text:p text:style-name="P30">AXIS#:COMPat:SCAN?</text:p>
      <text:p text:style-name="P41"><text:span text:style-name="T16"><text:tab/></text:span><text:span text:style-name="T17">Запрос наличия на оси подсистемы синхронного сканирования.</text:span></text:p>
      <text:p text:style-name="P30"/>
      <text:p text:style-name="P29">AXIS#:COMPat:ABSMove?</text:p>
      <text:p text:style-name="P29"><text:tab/><text:span text:style-name="T23">Запрос наличия команды абсолютного перемещения.</text:span></text:p>
      <text:p text:style-name="P30"/>
      <text:p text:style-name="P29">AXIS#:COMPat:REFSet?</text:p>
      <text:p text:style-name="P29"><text:tab/><text:span text:style-name="T23">Запрос наличия функции установки текущего абсолютного положения.</text:span></text:p>
      <text:p text:style-name="P89"><text:soft-page-break/>AXIS Scan system’s API</text:p>
      <text:p text:style-name="P71">AXIS#:SCAN:MOVE</text:p>
      <text:p text:style-name="P71"><text:tab/>Установка зоны сканирования.</text:p>
      <text:p text:style-name="P71"/>
      <text:p text:style-name="P71">AXIS#:SCAN:FWRDzone</text:p>
      <text:p text:style-name="P71"><text:tab/>Установка пред зоны.</text:p>
      <text:p text:style-name="P71"/>
      <text:p text:style-name="P71">AXIS#:SCAN:BWRDzone</text:p>
      <text:p text:style-name="P71"><text:tab/>Установка пост зоны .</text:p>
      <text:p text:style-name="P71"/>
      <text:p text:style-name="P71">AXIS#:SCAN:UMOVE</text:p>
      <text:p text:style-name="P71">AXIS#:SCAN:UFWRDzone</text:p>
      <text:p text:style-name="P71">AXIS#:SCAN:UBWRDzone</text:p>
      <text:p text:style-name="P71"><text:tab/>Аналоги в unit </text:p>
      <text:p text:style-name="P71"/>
      <text:p text:style-name="P71">AXIS#:SCAN:SPEED</text:p>
      <text:p text:style-name="P71"><text:tab/>Установка скорости сканирования.</text:p>
      <text:p text:style-name="P71"><text:tab/></text:p>
      <text:p text:style-name="P71">AXIS#:SCAN:START</text:p>
      <text:p text:style-name="P71"><text:tab/>Начало сканирования.</text:p>
      <text:p text:style-name="P71"><text:tab/></text:p>
      <text:p text:style-name="P71">AXIS#:SCAN:POINTS</text:p>
      <text:p text:style-name="P71"><text:tab/>Установка количества точек сканирования.</text:p>
      <text:p text:style-name="P71"/>
      <text:p text:style-name="P71">AXIS#:SCAN:MOVE?</text:p>
      <text:p text:style-name="P71">AXIS#:SCAN:FWRDzone?</text:p>
      <text:p text:style-name="P71">AXIS#:SCAN:BWRDzone?</text:p>
      <text:p text:style-name="P71">AXIS#:SCAN:UMOVE?</text:p>
      <text:p text:style-name="P71">AXIS#:SCAN:UFWRDzone?</text:p>
      <text:p text:style-name="P71">AXIS#:SCAN:UBWRDzone?</text:p>
      <text:p text:style-name="P71">AXIS#:SCAN:SPEED?</text:p>
      <text:p text:style-name="P71">AXIS#:SCAN:POINTS?</text:p>
      <text:p text:style-name="P71"><text:tab/>Запросы соответствующих параметров.</text:p>
      <text:p text:style-name="P43">Devices API</text:p>
      <text:p text:style-name="P15"><text:span text:style-name="T37">SYSTem:</text:span>DEVSTOTal?</text:p>
      <text:p text:style-name="P15"><text:tab/><text:span text:style-name="T14">Количество зарегистрированных устройств.</text:span></text:p>
      <text:p text:style-name="P15"/>
      <text:p text:style-name="P15">DEV#:PRESET</text:p>
      <text:p text:style-name="P15"><text:tab/><text:span text:style-name="T14">Возврат параметров устройства к параметрам по умолчанию.</text:span></text:p>
      <text:p text:style-name="P15"/>
      <text:p text:style-name="P22">DEV#:IDN?</text:p>
      <text:p text:style-name="P22"><text:tab/><text:span text:style-name="T14">Запрос идентификатора устройства.</text:span></text:p>
      <text:p text:style-name="P22"/>
      <text:p text:style-name="P22">DEV#:STATus?</text:p>
      <text:p text:style-name="P81"><text:tab/><text:span text:style-name="T14">Запрос статуса готовности устройства.</text:span></text:p>
      <text:p text:style-name="P81"><text:tab/><text:span text:style-name="T34">Ответ:</text:span></text:p>
      <text:p text:style-name="P81"><text:tab/><text:span text:style-name="T34">0 – Ось готова.</text:span></text:p>
      <text:p text:style-name="P86"><text:tab/>1 – Ось не готова.</text:p>
      <text:p text:style-name="P22"/>
      <text:p text:style-name="P22">DEV#:ALM?</text:p>
      <text:p text:style-name="P22"><text:tab/><text:span text:style-name="T14">Запрос alarm-кода устройства.</text:span></text:p>
      <text:p text:style-name="P100">(coming soon)</text:p>
      <text:p text:style-name="P5"/>
      <text:p text:style-name="P8"/>
      <text:p text:style-name="P45">4. NCPI <text:span text:style-name="T24">protocol reference.</text:span></text:p>
      <text:p text:style-name="P24"/>
      <text:p text:style-name="P24"><text:tab/><text:span text:style-name="T25">Система NCPI позволяет получать информацию о событиях, возникающих в устройстве без необходимости постоянного опроса устройств.</text:span></text:p>
      <text:p text:style-name="P24"/>
      <text:p text:style-name="P25"><text:tab/><text:span text:style-name="T25">NCPI реализует паттерн “подписка на сообщения”. Это означает, что по подключению к порту NCPI консоли, программа-оператор должна уведомить сервер о типах событий, уведомления о которых программа-оператор хотела бы получать. Гарантию доставки сообщений даёт использование протокола TCP.</text:span></text:p>
      <text:p text:style-name="P25"/>
      <text:p text:style-name="P25"><text:tab/><text:span text:style-name="T25">Система NCPI имеет три типа сообщений:</text:span></text:p>
      <text:p text:style-name="P50"><text:tab/><text:tab/>Включение подписки: <text:tab/>NOT:EV:ENT 1</text:p>
      <text:p text:style-name="P50"><text:tab/><text:tab/>Отключение подписки: <text:tab/>NOT:EV:ENT 0</text:p>
      <text:p text:style-name="P32"><text:span text:style-name="T27"><text:tab/><text:tab/>Уведомление:<text:tab/><text:tab/><text:tab/></text:span>EV:ENT</text:p>
      <text:p text:style-name="P55">- Простое событие.</text:p>
      <text:p text:style-name="P55">- Изменение статуса.</text:p>
      <text:p text:style-name="P25">- <text:span text:style-name="T25">Уведомление о неразрывных параметрах.</text:span></text:p>
      <text:p text:style-name="P25"/>
      <text:p text:style-name="P31"><text:tab/>Простое событие предполагает уведомление формата: EV:ENT <text:s/>и не несет никакой дополнительной информации, кроме факта возникновения события. </text:p>
      <text:p text:style-name="P31"/>
      <text:p text:style-name="P51"><text:tab/>Уведомление об изменении статуса имеет формат </text:p>
      <text:p text:style-name="P51"><text:tab/><text:tab/>Включение подписки: <text:tab/>NOT:EV:ENT 1</text:p>
      <text:p text:style-name="P51"><text:tab/><text:tab/>Отключение подписки: <text:tab/>NOT:EV:ENT 0</text:p>
      <text:p text:style-name="P33"><text:span text:style-name="T27"><text:tab/><text:tab/>Уведомление:<text:tab/><text:tab/><text:tab/></text:span>EV:ENT <text:span text:style-name="T26">argument</text:span></text:p>
      <text:p text:style-name="P52">, и возникает при изменении соответствующей переменной и передаёт связанную с ней строку, код или значение. <text:s/></text:p>
      <text:p text:style-name="P24"/>
      <text:p text:style-name="P26"><text:tab/><text:span text:style-name="T26">Уведомления о неразрывных параметрах. Предназначены для получения информации об изменении параметров, гладко изменяющихся с течением времени (например, текущее положение). Поддерживаются 2 типа подписки на такое сообщение:</text:span></text:p>
      <text:p text:style-name="P53"><text:tab/></text:p>
      <text:p text:style-name="P53"><text:tab/>- Уведомления через определенные интервалы времени:</text:p>
      <text:p text:style-name="P51"><text:tab/><text:tab/>Включение подписки: <text:tab/>NOT:EV:ENT TIMERED,1000</text:p>
      <text:p text:style-name="P51"><text:tab/><text:tab/>Отключение подписки: <text:tab/>NOT:EV:ENT 0</text:p>
      <text:p text:style-name="P28"><text:tab/><text:tab/><text:span text:style-name="T27">Уведомление:<text:tab/><text:tab/><text:tab/>EV:ENT argument</text:span></text:p>
      <text:p text:style-name="P56"/>
      <text:p text:style-name="P42"><text:span text:style-name="T18"><text:tab/></text:span><text:span text:style-name="T20">Параметр задается в миллисекундах. Важно отметить, что уведомления будут преходить через интервалы времени в общем случае превышающие установленный интервал, </text:span><text:span text:style-name="T19">т.к. событие генерируется в момент </text:span><text:span text:style-name="T21">получения ответа на</text:span><text:span text:style-name="T19"> запрос указанного параметра контролирующей системой. Это обеспечивает максимальную точность на момент получения уведомления, но не позволяет уверенно расчитать момент следующего уведомления. </text:span></text:p>
      <text:p text:style-name="P24"/>
      <text:p text:style-name="P54"><text:tab/>- Уведомления при изменении параметра на заданную дельту:</text:p>
      <text:p text:style-name="P51"><text:tab/><text:tab/>Включение подписки: <text:tab/>NOT:EV:ENT SMOOTH,5.4</text:p>
      <text:p text:style-name="P51"><text:tab/><text:tab/>Отключение подписки: <text:tab/>NOT:EV:ENT 0</text:p>
      <text:p text:style-name="P57"><text:tab/><text:tab/>Уведомление:<text:tab/><text:tab/><text:tab/>EV:ENT argument</text:p>
      <text:p text:style-name="P27"><text:tab/><text:span text:style-name="T32">Второй параметр – номинал дельты.</text:span></text:p>
      <text:p text:style-name="P58">Как и в случае с уведомлениями по истечению интервалов времени, сообщения отправляются в момент ответа на запрос контролирующей системы и дельта может превышать установленный интервал.</text:p>
      <text:p text:style-name="P24"/>
      <text:p text:style-name="P9"><text:soft-page-break/><text:span text:style-name="T24">5. NCPI </text:span>commands summary.</text:p>
      <text:p text:style-name="P12">Вспомогательный комманды SCPI канала:</text:p>
      <text:p text:style-name="P23">SYSTem:ERRor[:NEXT]?</text:p>
      <text:p text:style-name="P23"><text:tab/><text:span text:style-name="T5">Возврат следующего сообщения об ошибке.</text:span></text:p>
      <text:p text:style-name="P23"/>
      <text:p text:style-name="P23">SYSTem:ERRor:COUNt?</text:p>
      <text:p text:style-name="P23"><text:tab/><text:span text:style-name="T5">Количество ошибок в стеке.</text:span></text:p>
      <text:p text:style-name="P23"/>
      <text:p text:style-name="P23">SYSTem:VERSion?</text:p>
      <text:p text:style-name="P34"><text:tab/><text:span text:style-name="T5">Версия SCPI протокола.</text:span></text:p>
      <text:p text:style-name="P34"/>
      <text:p text:style-name="P88"><text:span text:style-name="T30">Уведомления</text:span>:</text:p>
      <text:p text:style-name="P69">NOT:<text:span text:style-name="T46">TEST</text:span></text:p>
      <text:p text:style-name="P64"><text:tab/><text:span text:style-name="T46">Тестовая тема уведомлений.</text:span></text:p>
      <text:p text:style-name="P64"/>
      <text:p text:style-name="P36">NOT:SYSTem:<text:span text:style-name="T44">STATus</text:span></text:p>
      <text:p text:style-name="P61"><text:tab/><text:span text:style-name="T28">Уведомление о готовности системы.</text:span></text:p>
      <text:p text:style-name="P82"><text:tab/><text:span text:style-name="T45">Параметр:</text:span></text:p>
      <text:p text:style-name="P95"><text:tab/>0 – <text:span text:style-name="T44">Готов</text:span>,</text:p>
      <text:p text:style-name="P65"><text:tab/>1 - <text:s/><text:span text:style-name="T44">Не готов</text:span>,</text:p>
      <text:p text:style-name="P60"/>
      <text:p text:style-name="P61">NOT:<text:span text:style-name="T29">AXIS#</text:span>:<text:span text:style-name="T44">STATus</text:span></text:p>
      <text:p text:style-name="P61"><text:tab/><text:span text:style-name="T28">Уведомление о готовности оси.</text:span></text:p>
      <text:p text:style-name="P83"><text:tab/><text:span text:style-name="T45">Параметр:</text:span></text:p>
      <text:p text:style-name="P95"><text:tab/>0 – <text:span text:style-name="T44">Готов</text:span>,</text:p>
      <text:p text:style-name="P65"><text:tab/>1 - <text:s/><text:span text:style-name="T44">Не готов</text:span>,</text:p>
      <text:p text:style-name="P35"/>
      <text:p text:style-name="P62">NOT:<text:span text:style-name="T29">DEV#</text:span>:<text:span text:style-name="T44">STATus</text:span></text:p>
      <text:p text:style-name="P62"><text:tab/><text:span text:style-name="T28">Уведомление о готовности устройства.</text:span></text:p>
      <text:p text:style-name="P83"><text:tab/><text:span text:style-name="T45">Параметр:</text:span></text:p>
      <text:p text:style-name="P96"><text:tab/>0 – <text:span text:style-name="T44">Готов</text:span>,</text:p>
      <text:p text:style-name="P66"><text:tab/>1 - <text:s/><text:span text:style-name="T44">Не готов</text:span>,</text:p>
      <text:p text:style-name="P37"/>
      <text:p text:style-name="P39">NOT:AXIS#:POSition</text:p>
      <text:p text:style-name="P38"><text:tab/><text:span text:style-name="T28">Уведомление о положении по оси.</text:span></text:p>
      <text:p text:style-name="P59"/>
      <text:p text:style-name="P39">NOT:AXIS#:<text:span text:style-name="T31">U</text:span>POSition</text:p>
      <text:p text:style-name="P38"><text:tab/><text:span text:style-name="T28">Уведомление о положении по оси в единицах unit.</text:span></text:p>
      <text:p text:style-name="P88"/>
      <text:p text:style-name="P68">NOT:AXIS#:<text:span text:style-name="T45">OPeration</text:span></text:p>
      <text:p text:style-name="P63"><text:tab/><text:span text:style-name="T45">Уведомление о статусе операции.</text:span></text:p>
      <text:p text:style-name="P83"><text:tab/><text:span text:style-name="T45">Параметр:</text:span></text:p>
      <text:p text:style-name="P97"><text:tab/>0 – Нет операции,</text:p>
      <text:p text:style-name="P97"><text:tab/>1 - <text:s/>Задание на движение,</text:p>
      <text:p text:style-name="P97"><text:tab/>2 – <text:span text:style-name="T43">Режим сканирования</text:span>,</text:p>
      <text:p text:style-name="P67"><text:tab/><text:span text:style-name="T43">3 – Тестовый режим (coming soon)</text:span>,</text:p>
      <text:p text:style-name="P63"><text:tab/></text:p>
      <text:p text:style-name="P70">NOT:AXIS#:SCAN:POINT</text:p>
      <text:p text:style-name="P70"><text:tab/>Уведомление о точке в режиме сканирования.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3:46:14.633505287</meta:creation-date>
    <dc:date>2016-11-18T13:39:15.112589124</dc:date>
    <meta:editing-duration>PT2H36M43S</meta:editing-duration>
    <meta:editing-cycles>70</meta:editing-cycles>
    <meta:generator>LibreOffice/5.1.4.2$Linux_X86_64 LibreOffice_project/10m0$Build-2</meta:generator>
    <meta:print-date>2016-11-18T14:00:06.284942054</meta:print-date>
    <meta:document-statistic meta:table-count="0" meta:image-count="0" meta:object-count="0" meta:page-count="8" meta:paragraph-count="235" meta:word-count="941" meta:character-count="7902" meta:non-whitespace-character-count="6986"/>
  </office:meta>
</office:document-meta>
</file>